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mission.parseActions( String ac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ySM.checkExit( int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ermissions.createPermission( Permissions . Permission permi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ermission.get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s.addConfiguredRevoke( Permissions . Permission p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SM.checkPermission( java . security . Permission perm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ermission.setName( String a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s.restoreSecurit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SM.checkRevoked( java . security . Permission per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mission.setClass( String a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s.ini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Permission.matches( java . security . Permission perm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ermiss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s.Permissions( boolean delegateToOldS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.setActions( String ac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missions.setSecurit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missions.addConfiguredGrant( Permissions . Permission p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s.Permi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